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style:use-window-font-color="true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paragraph-properties fo:text-align="center" style:justify-single-word="false"/>
      <style:text-properties officeooo:rsid="00284356" officeooo:paragraph-rsid="00284356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284356" officeooo:paragraph-rsid="00284356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284356" officeooo:paragraph-rsid="002cc095" fo:background-color="transparent"/>
    </style:style>
    <style:style style:name="P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be9b4" fo:background-color="transparent"/>
    </style:style>
    <style:style style:name="P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be9b4" officeooo:paragraph-rsid="002be9b4" fo:background-color="transparent"/>
    </style:style>
    <style:style style:name="P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be9b4" officeooo:paragraph-rsid="002cc095" fo:background-color="transparent"/>
    </style:style>
    <style:style style:name="P1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cc095" officeooo:paragraph-rsid="002cc095" fo:background-color="transparent"/>
    </style:style>
    <style:style style:name="P1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d82a2" officeooo:paragraph-rsid="002d82a2" fo:background-color="transparent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284356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2be9b4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 style:join-border="fals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be9b4" fo:background-color="transparent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be9b4" fo:background-color="transparent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be9b4" officeooo:paragraph-rsid="002be9b4" fo:background-color="transparent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cc095" officeooo:paragraph-rsid="002cc095" fo:background-color="transparent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d82a2" officeooo:paragraph-rsid="002d82a2" fo:background-color="transparent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84356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1f79" officeooo:paragraph-rsid="002a1f79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be9b4" officeooo:paragraph-rsid="002be9b4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ef327" officeooo:paragraph-rsid="002ef327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305ce7" officeooo:paragraph-rsid="00305ce7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315b6d" officeooo:paragraph-rsid="00315b6d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33391a" officeooo:paragraph-rsid="0033391a" style:font-weight-asian="normal" style:font-weight-complex="normal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34fa36" officeooo:paragraph-rsid="0034fa36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33391a" officeooo:paragraph-rsid="0033391a" fo:background-color="#fff200" style:font-weight-asian="normal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2a1f79" officeooo:paragraph-rsid="002a1f79" style:font-weight-asian="bold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style:font-weight-asian="bold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2be9b4" officeooo:paragraph-rsid="002be9b4" style:font-weight-asian="bold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2dea7d" officeooo:paragraph-rsid="002dea7d" style:font-weight-asian="bold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2ef327" officeooo:paragraph-rsid="002ef327" style:font-weight-asian="bold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center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33391a" officeooo:paragraph-rsid="0033391a" style:font-weight-asian="bold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34fa36" officeooo:paragraph-rsid="0034fa36" style:font-weight-asian="bold" style:font-weight-complex="bold"/>
    </style:style>
    <style:style style:name="P3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 officeooo:rsid="002be9b4" officeooo:paragraph-rsid="002be9b4" fo:background-color="transparent"/>
    </style:style>
    <style:style style:name="P3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 officeooo:rsid="002cc095" officeooo:paragraph-rsid="002cc095" fo:background-color="transparent"/>
    </style:style>
    <style:style style:name="P3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bold" officeooo:rsid="00284356" officeooo:paragraph-rsid="002cc095" fo:background-color="transparent" style:font-weight-asian="bold" style:font-weight-complex="bold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84356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 officeooo:rsid="002a1f79" officeooo:paragraph-rsid="002a1f79"/>
    </style:style>
    <style:style style:name="P4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 officeooo:rsid="002be9b4" officeooo:paragraph-rsid="002be9b4"/>
    </style:style>
    <style:style style:name="P4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be9b4" fo:background-color="transparent"/>
    </style:style>
    <style:style style:name="P4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84356" fo:background-color="transparent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be9b4" fo:background-color="transparen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cc095" fo:background-color="transparen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cc095" officeooo:paragraph-rsid="002cc095" fo:background-color="transparent"/>
    </style:style>
    <style:style style:name="P49" style:family="paragraph" style:parent-style-name="Standard">
      <style:paragraph-properties fo:text-align="center" style:justify-single-word="false"/>
      <style:text-properties fo:font-size="16pt" fo:font-weight="bold" officeooo:rsid="003b8b8b" officeooo:paragraph-rsid="003b8b8b" fo:background-color="transparent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3b8b8b" officeooo:paragraph-rsid="003b8b8b" fo:background-color="transparent" style:font-weight-asian="bold" style:font-weight-complex="bold"/>
    </style:style>
    <style:style style:name="P5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84356"/>
    </style:style>
    <style:style style:name="P5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84356" officeooo:paragraph-rsid="002cc095"/>
    </style:style>
    <style:style style:name="P5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5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3b8b8b" officeooo:paragraph-rsid="003b8b8b" fo:background-color="transparent" style:font-weight-asian="bold" style:font-weight-complex="bold"/>
    </style:style>
    <style:style style:name="T1" style:family="text">
      <style:text-properties officeooo:rsid="0023eed8"/>
    </style:style>
    <style:style style:name="T2" style:family="text">
      <style:text-properties style:text-position="super 58%"/>
    </style:style>
    <style:style style:name="T3" style:family="text">
      <style:text-properties officeooo:rsid="002a1f79"/>
    </style:style>
    <style:style style:name="T4" style:family="text">
      <style:text-properties officeooo:rsid="002cc095"/>
    </style:style>
    <style:style style:name="T5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WEL_standard_mfcc_32_16_tanh_softmax_adam_0.005_batchfull</text:p>
      <text:p text:style-name="P3"/>
      <text:p text:style-name="P2">accuracy: 0.74</text:p>
      <text:p text:style-name="P2">auc: 0.96</text:p>
      <text:p text:style-name="P2">F1: 0.74</text:p>
      <text:p text:style-name="P2">Cohens kappa: 0.70</text:p>
      <text:p text:style-name="P3"><text:s/></text:p>
      <text:p text:style-name="P3">accuracy: 0.73</text:p>
      <text:p text:style-name="P3">auc: 0.96</text:p>
      <text:p text:style-name="P3">F1: 0.72</text:p>
      <text:p text:style-name="P3">Cohens kappa: 0.68</text:p>
      <text:p text:style-name="P3"><text:s/></text:p>
      <text:p text:style-name="P3">accuracy: 0.76</text:p>
      <text:p text:style-name="P3">auc: 0.96</text:p>
      <text:p text:style-name="P3">F1: 0.75</text:p>
      <text:p text:style-name="P3">Cohens kappa: 0.72</text:p>
      <text:p text:style-name="P3"><text:s/></text:p>
      <text:p text:style-name="P3">accuracy: 0.74</text:p>
      <text:p text:style-name="P3">auc: 0.96</text:p>
      <text:p text:style-name="P3">F1: 0.73</text:p>
      <text:p text:style-name="P3">Cohens kappa: 0.69</text:p>
      <text:p text:style-name="P3"><text:s/></text:p>
      <text:p text:style-name="P1">Overall acc: 0.74 (+/- 0.01)</text:p>
      <text:p text:style-name="P1">Overall AUC: 0.96 (+/- 0.00)</text:p>
      <text:p text:style-name="P1">Overall f1: 0.74 (+/- 0.01)</text:p>
      <text:p text:style-name="P1">Overall kappa: 0.70 (+/- 0.01)</text:p>
      <text:p text:style-name="P3"/>
      <text:p text:style-name="P3">-----------------------------------------------</text:p>
      <text:p text:style-name="P3">WORD_standard_mfcc_32_16_tanh_softmax_adam_0.005_batchfull</text:p>
      <text:p text:style-name="P3"/>
      <text:p text:style-name="P3">accuracy: 0.50</text:p>
      <text:p text:style-name="P3">auc: 0.85</text:p>
      <text:p text:style-name="P3">F1: 0.48</text:p>
      <text:p text:style-name="P3">Cohens kappa: 0.41</text:p>
      <text:p text:style-name="P3"><text:s/></text:p>
      <text:p text:style-name="P3">accuracy: 0.49</text:p>
      <text:p text:style-name="P3">auc: 0.85</text:p>
      <text:p text:style-name="P3">F1: 0.47</text:p>
      <text:p text:style-name="P3">Cohens kappa: 0.40</text:p>
      <text:p text:style-name="P3"><text:s/></text:p>
      <text:p text:style-name="P3">accuracy: 0.50</text:p>
      <text:p text:style-name="P3">auc: 0.86</text:p>
      <text:p text:style-name="P3">F1: 0.49</text:p>
      <text:p text:style-name="P3">Cohens kappa: 0.42</text:p>
      <text:p text:style-name="P3"><text:s/></text:p>
      <text:p text:style-name="P3">accuracy: 0.50</text:p>
      <text:p text:style-name="P3">auc: 0.86</text:p>
      <text:p text:style-name="P3">F1: 0.49</text:p>
      <text:p text:style-name="P3">Cohens kappa: 0.41</text:p>
      <text:p text:style-name="P3"><text:s/></text:p>
      <text:p text:style-name="P1">Overall acc: 0.50 (+/- 0.01)</text:p>
      <text:p text:style-name="P1">Overall AUC: 0.85 (+/- 0.00)</text:p>
      <text:p text:style-name="P1"><text:soft-page-break/>Overall f1: 0.48 (+/- 0.01)</text:p>
      <text:p text:style-name="P1">Overall kappa: 0.41 (+/- 0.01)</text:p>
      <text:p text:style-name="P3"/>
      <text:p text:style-name="P3">===================================================================</text:p>
      <text:p text:style-name="P3">VOWEL_standard_mfcc_16_tanh_softmax_adam_0.005_batchfull</text:p>
      <text:p text:style-name="P3"/>
      <text:p text:style-name="P3">accuracy: 0.66</text:p>
      <text:p text:style-name="P3">auc: 0.94</text:p>
      <text:p text:style-name="P3">F1: 0.65</text:p>
      <text:p text:style-name="P3">Cohens kappa: 0.60</text:p>
      <text:p text:style-name="P3"><text:s/></text:p>
      <text:p text:style-name="P3">accuracy: 0.67</text:p>
      <text:p text:style-name="P3">auc: 0.94</text:p>
      <text:p text:style-name="P3">F1: 0.66</text:p>
      <text:p text:style-name="P3">Cohens kappa: 0.62</text:p>
      <text:p text:style-name="P3"><text:s/></text:p>
      <text:p text:style-name="P3">accuracy: 0.69</text:p>
      <text:p text:style-name="P3">auc: 0.94</text:p>
      <text:p text:style-name="P3">F1: 0.68</text:p>
      <text:p text:style-name="P3">Cohens kappa: 0.64</text:p>
      <text:p text:style-name="P3"><text:s/></text:p>
      <text:p text:style-name="P3">accuracy: 0.67</text:p>
      <text:p text:style-name="P3">auc: 0.94</text:p>
      <text:p text:style-name="P3">F1: 0.66</text:p>
      <text:p text:style-name="P3">Cohens kappa: 0.62</text:p>
      <text:p text:style-name="P3"><text:s/></text:p>
      <text:p text:style-name="P1">Overall acc: 0.67 (+/- 0.01)</text:p>
      <text:p text:style-name="P1">Overall AUC: 0.94 (+/- 0.00)</text:p>
      <text:p text:style-name="P1">Overall f1: 0.66 (+/- 0.01)</text:p>
      <text:p text:style-name="P1">Overall kappa: 0.62 (+/- 0.01)</text:p>
      <text:p text:style-name="P3"/>
      <text:p text:style-name="P3">----------------------------------------------------------------------</text:p>
      <text:p text:style-name="P3">W<text:span text:style-name="T1">O</text:span>RD_standard_mfcc_16_tanh_softmax_adam_0.005_batchfull</text:p>
      <text:p text:style-name="P3"/>
      <text:p text:style-name="P3">accuracy: 0.48</text:p>
      <text:p text:style-name="P3">auc: 0.83</text:p>
      <text:p text:style-name="P3">F1: 0.45</text:p>
      <text:p text:style-name="P3">Cohens kappa: 0.39</text:p>
      <text:p text:style-name="P3"><text:s/></text:p>
      <text:p text:style-name="P3">accuracy: 0.46</text:p>
      <text:p text:style-name="P3">auc: 0.83</text:p>
      <text:p text:style-name="P3">F1: 0.45</text:p>
      <text:p text:style-name="P3">Cohens kappa: 0.37</text:p>
      <text:p text:style-name="P3"><text:s/></text:p>
      <text:p text:style-name="P3">accuracy: 0.45</text:p>
      <text:p text:style-name="P3">auc: 0.83</text:p>
      <text:p text:style-name="P3">F1: 0.43</text:p>
      <text:p text:style-name="P3">Cohens kappa: 0.35</text:p>
      <text:p text:style-name="P3"><text:s/></text:p>
      <text:p text:style-name="P3">accuracy: 0.46</text:p>
      <text:p text:style-name="P3">auc: 0.83</text:p>
      <text:p text:style-name="P3">F1: 0.44</text:p>
      <text:p text:style-name="P3"><text:soft-page-break/>Cohens kappa: 0.37</text:p>
      <text:p text:style-name="P3"><text:s/></text:p>
      <text:p text:style-name="P1">Overall acc: 0.46 (+/- 0.01)</text:p>
      <text:p text:style-name="P1">Overall AUC: 0.83 (+/- 0.00)</text:p>
      <text:p text:style-name="P1">Overall f1: 0.44 (+/- 0.01)</text:p>
      <text:p text:style-name="P1">Overall kappa: 0.37 (+/- 0.01)</text:p>
      <text:p text:style-name="P3"/>
      <text:p text:style-name="P3">=================================================================================</text:p>
      <text:p text:style-name="P3">VOWEL_standard_mfcc_64_32_16_tanh_softmax_adam_0.005_batchfull</text:p>
      <text:p text:style-name="P3"/>
      <text:p text:style-name="P3">accuracy: 0.80</text:p>
      <text:p text:style-name="P3">auc: 0.97</text:p>
      <text:p text:style-name="P3">F1: 0.79</text:p>
      <text:p text:style-name="P3">Cohens kappa: 0.76</text:p>
      <text:p text:style-name="P3"><text:s/></text:p>
      <text:p text:style-name="P3">accuracy: 0.79</text:p>
      <text:p text:style-name="P3">auc: 0.97</text:p>
      <text:p text:style-name="P3">F1: 0.78</text:p>
      <text:p text:style-name="P3">Cohens kappa: 0.75</text:p>
      <text:p text:style-name="P3"><text:s/></text:p>
      <text:p text:style-name="P3">accuracy: 0.80</text:p>
      <text:p text:style-name="P3">auc: 0.97</text:p>
      <text:p text:style-name="P3">F1: 0.80</text:p>
      <text:p text:style-name="P3">Cohens kappa: 0.77</text:p>
      <text:p text:style-name="P3"><text:s/></text:p>
      <text:p text:style-name="P3">accuracy: 0.76</text:p>
      <text:p text:style-name="P3">auc: 0.97</text:p>
      <text:p text:style-name="P3">F1: 0.76</text:p>
      <text:p text:style-name="P3">Cohens kappa: 0.72</text:p>
      <text:p text:style-name="P3"><text:s/></text:p>
      <text:p text:style-name="P1">Overall acc: 0.79 (+/- 0.01)</text:p>
      <text:p text:style-name="P1">Overall AUC: 0.97 (+/- 0.00)</text:p>
      <text:p text:style-name="P1">Overall f1: 0.78 (+/- 0.02)</text:p>
      <text:p text:style-name="P1">Overall kappa: 0.75 (+/- 0.02)</text:p>
      <text:p text:style-name="P3"/>
      <text:p text:style-name="P3">------------------------------------------------------------------------------------------</text:p>
      <text:p text:style-name="P3">WORD_standard_mfcc_64_32_16_tanh_softmax_adam_0.005_batchfull</text:p>
      <text:p text:style-name="P3"/>
      <text:p text:style-name="P3">accuracy: 0.54</text:p>
      <text:p text:style-name="P3">auc: 0.88</text:p>
      <text:p text:style-name="P3">F1: 0.52</text:p>
      <text:p text:style-name="P3">Cohens kappa: 0.46</text:p>
      <text:p text:style-name="P3"><text:s/></text:p>
      <text:p text:style-name="P3">accuracy: 0.55</text:p>
      <text:p text:style-name="P3">auc: 0.88</text:p>
      <text:p text:style-name="P3">F1: 0.54</text:p>
      <text:p text:style-name="P3">Cohens kappa: 0.47</text:p>
      <text:p text:style-name="P3"><text:s/></text:p>
      <text:p text:style-name="P3">accuracy: 0.56</text:p>
      <text:p text:style-name="P3">auc: 0.89</text:p>
      <text:p text:style-name="P3">F1: 0.55</text:p>
      <text:p text:style-name="P3"><text:soft-page-break/>Cohens kappa: 0.49</text:p>
      <text:p text:style-name="P3"><text:s/></text:p>
      <text:p text:style-name="P3">accuracy: 0.57</text:p>
      <text:p text:style-name="P3">auc: 0.89</text:p>
      <text:p text:style-name="P3">F1: 0.56</text:p>
      <text:p text:style-name="P3">Cohens kappa: 0.49</text:p>
      <text:p text:style-name="P3"><text:s/></text:p>
      <text:p text:style-name="P1">Overall acc: 0.55 (+/- 0.01)</text:p>
      <text:p text:style-name="P1">Overall AUC: 0.88 (+/- 0.00)</text:p>
      <text:p text:style-name="P1">Overall f1: 0.55 (+/- 0.01)</text:p>
      <text:p text:style-name="P1">Overall kappa: 0.48 (+/- 0.01)</text:p>
      <text:p text:style-name="P3"/>
      <text:p text:style-name="P3">========================================================================</text:p>
      <text:p text:style-name="P3">VOWEL_standard_20mfcc_32_16_tanh_softmax_adam_0.005_batchfull</text:p>
      <text:p text:style-name="P3"/>
      <text:p text:style-name="P3">accuracy: 0.83</text:p>
      <text:p text:style-name="P3">auc: 0.98</text:p>
      <text:p text:style-name="P3">F1: 0.83</text:p>
      <text:p text:style-name="P3">Cohens kappa: 0.80</text:p>
      <text:p text:style-name="P3"><text:s/></text:p>
      <text:p text:style-name="P3">accuracy: 0.82</text:p>
      <text:p text:style-name="P3">auc: 0.98</text:p>
      <text:p text:style-name="P3">F1: 0.81</text:p>
      <text:p text:style-name="P3">Cohens kappa: 0.79</text:p>
      <text:p text:style-name="P3"><text:s/></text:p>
      <text:p text:style-name="P3">accuracy: 0.80</text:p>
      <text:p text:style-name="P3">auc: 0.98</text:p>
      <text:p text:style-name="P3">F1: 0.80</text:p>
      <text:p text:style-name="P3">Cohens kappa: 0.77</text:p>
      <text:p text:style-name="P3"><text:s/></text:p>
      <text:p text:style-name="P3">accuracy: 0.78</text:p>
      <text:p text:style-name="P3">auc: 0.97</text:p>
      <text:p text:style-name="P3">F1: 0.78</text:p>
      <text:p text:style-name="P3">Cohens kappa: 0.75</text:p>
      <text:p text:style-name="P3"><text:s/></text:p>
      <text:p text:style-name="P1">Overall acc: 0.81 (+/- 0.02)</text:p>
      <text:p text:style-name="P1">Overall AUC: 0.97 (+/- 0.00)</text:p>
      <text:p text:style-name="P1">Overall f1: 0.80 (+/- 0.02)</text:p>
      <text:p text:style-name="P1">Overall kappa: 0.78 (+/- 0.02)</text:p>
      <text:p text:style-name="P3"/>
      <text:p text:style-name="P3">---------------------------------------------------------------</text:p>
      <text:p text:style-name="P3">WORD_standard_20mfcc_32_16_tanh_softmax_adam_0.005_batchfull</text:p>
      <text:p text:style-name="P3"/>
      <text:p text:style-name="P3">accuracy: 0.54</text:p>
      <text:p text:style-name="P3">auc: 0.87</text:p>
      <text:p text:style-name="P3">F1: 0.53</text:p>
      <text:p text:style-name="P3">Cohens kappa: 0.46</text:p>
      <text:p text:style-name="P3"><text:s/></text:p>
      <text:p text:style-name="P3">accuracy: 0.53</text:p>
      <text:p text:style-name="P3">auc: 0.87</text:p>
      <text:p text:style-name="P3">F1: 0.52</text:p>
      <text:p text:style-name="P3"><text:soft-page-break/>Cohens kappa: 0.45</text:p>
      <text:p text:style-name="P3"><text:s/></text:p>
      <text:p text:style-name="P3">accuracy: 0.55</text:p>
      <text:p text:style-name="P3">auc: 0.88</text:p>
      <text:p text:style-name="P3">F1: 0.54</text:p>
      <text:p text:style-name="P3">Cohens kappa: 0.47</text:p>
      <text:p text:style-name="P3"><text:s/></text:p>
      <text:p text:style-name="P3">accuracy: 0.55</text:p>
      <text:p text:style-name="P3">auc: 0.88</text:p>
      <text:p text:style-name="P3">F1: 0.54</text:p>
      <text:p text:style-name="P3">Cohens kappa: 0.47</text:p>
      <text:p text:style-name="P3"><text:s/></text:p>
      <text:p text:style-name="P1">Overall acc: 0.54 (+/- 0.01)</text:p>
      <text:p text:style-name="P1">Overall AUC: 0.87 (+/- 0.00)</text:p>
      <text:p text:style-name="P1">Overall f1: 0.53 (+/- 0.01)</text:p>
      <text:p text:style-name="P1">Overall kappa: 0.46 (+/- 0.01)</text:p>
      <text:p text:style-name="P3"/>
      <text:p text:style-name="P3">==========================================================</text:p>
      <text:p text:style-name="P3">VOWEL_standard_6mfcc_32_16_tanh_softmax_adam_0.005_batchfull</text:p>
      <text:p text:style-name="P3"/>
      <text:p text:style-name="P3">accuracy: 0.60</text:p>
      <text:p text:style-name="P3">auc: 0.92</text:p>
      <text:p text:style-name="P3">F1: 0.59</text:p>
      <text:p text:style-name="P3">Cohens kappa: 0.53</text:p>
      <text:p text:style-name="P3"><text:s/></text:p>
      <text:p text:style-name="P3">accuracy: 0.62</text:p>
      <text:p text:style-name="P3">auc: 0.93</text:p>
      <text:p text:style-name="P3">F1: 0.60</text:p>
      <text:p text:style-name="P3">Cohens kappa: 0.56</text:p>
      <text:p text:style-name="P3"><text:s/></text:p>
      <text:p text:style-name="P3">accuracy: 0.60</text:p>
      <text:p text:style-name="P3">auc: 0.92</text:p>
      <text:p text:style-name="P3">F1: 0.58</text:p>
      <text:p text:style-name="P3">Cohens kappa: 0.53</text:p>
      <text:p text:style-name="P3"><text:s/></text:p>
      <text:p text:style-name="P3">accuracy: 0.59</text:p>
      <text:p text:style-name="P3">auc: 0.92</text:p>
      <text:p text:style-name="P3">F1: 0.58</text:p>
      <text:p text:style-name="P3">Cohens kappa: 0.52</text:p>
      <text:p text:style-name="P3"><text:s/></text:p>
      <text:p text:style-name="P1">Overall acc: 0.60 (+/- 0.01)</text:p>
      <text:p text:style-name="P1">Overall AUC: 0.92 (+/- 0.00)</text:p>
      <text:p text:style-name="P1">Overall f1: 0.59 (+/- 0.01)</text:p>
      <text:p text:style-name="P1">Overall kappa: 0.54 (+/- 0.01)</text:p>
      <text:p text:style-name="P1"/>
      <text:p text:style-name="P3">--------------------------------------------------------------------</text:p>
      <text:p text:style-name="P3">WORD_standard_6mfcc_32_16_tanh_softmax_adam_0.005_batchfull</text:p>
      <text:p text:style-name="P3"/>
      <text:p text:style-name="P3">accuracy: 0.43</text:p>
      <text:p text:style-name="P3">auc: 0.81</text:p>
      <text:p text:style-name="P3">F1: 0.41</text:p>
      <text:p text:style-name="P3">Cohens kappa: 0.33</text:p>
      <text:p text:style-name="P3"><text:soft-page-break/><text:s/></text:p>
      <text:p text:style-name="P3">accuracy: 0.42</text:p>
      <text:p text:style-name="P3">auc: 0.81</text:p>
      <text:p text:style-name="P3">F1: 0.39</text:p>
      <text:p text:style-name="P3">Cohens kappa: 0.32</text:p>
      <text:p text:style-name="P3"><text:s/></text:p>
      <text:p text:style-name="P3">accuracy: 0.43</text:p>
      <text:p text:style-name="P3">auc: 0.82</text:p>
      <text:p text:style-name="P3">F1: 0.41</text:p>
      <text:p text:style-name="P3">Cohens kappa: 0.33</text:p>
      <text:p text:style-name="P3"><text:s/></text:p>
      <text:p text:style-name="P3">accuracy: 0.41</text:p>
      <text:p text:style-name="P3">auc: 0.80</text:p>
      <text:p text:style-name="P3">F1: 0.39</text:p>
      <text:p text:style-name="P3">Cohens kappa: 0.31</text:p>
      <text:p text:style-name="P3"><text:s/></text:p>
      <text:p text:style-name="P3">Overall acc: 0.42 (+/- 0.01)</text:p>
      <text:p text:style-name="P3">Overall AUC: 0.81 (+/- 0.00)</text:p>
      <text:p text:style-name="P3">Overall f1: 0.40 (+/- 0.01)</text:p>
      <text:p text:style-name="P3">Overall kappa: 0.32 (+/- 0.01)</text:p>
      <text:p text:style-name="P3"/>
      <text:p text:style-name="P4">NEW ON MAY 13<text:span text:style-name="T2">th</text:span> </text:p>
      <text:p text:style-name="P38">standard_mfcc_32_16_tanh_softmax_adam_0.005_batchfull</text:p>
      <text:p text:style-name="P9"/>
      <text:p text:style-name="P11">8MFCC</text:p>
      <text:p text:style-name="P11"/>
      <text:p text:style-name="P11">VOWEL:</text:p>
      <text:p text:style-name="P19">Overall acc: 0.66 (+/- 0.01)</text:p>
      <text:p text:style-name="P12">Overall AUC: 0.94 (+/- 0.00)</text:p>
      <text:p text:style-name="P12">Overall f1: 0.65 (+/- 0.01)</text:p>
      <text:p text:style-name="P12">Overall kappa: 0.61 (+/- 0.01)</text:p>
      <text:p text:style-name="P11"/>
      <text:p text:style-name="P11">WORD:</text:p>
      <text:p text:style-name="P19">Overall acc: 0.46 (+/- 0.00)</text:p>
      <text:p text:style-name="P12">Overall AUC: 0.83 (+/- 0.00)</text:p>
      <text:p text:style-name="P12">Overall f1: 0.44 (+/- 0.00)</text:p>
      <text:p text:style-name="P39">Overall kappa: 0.37 (+/- 0.00)</text:p>
      <text:p text:style-name="P11"/>
      <text:p text:style-name="P11"/>
      <text:p text:style-name="P11">10MFCC</text:p>
      <text:p text:style-name="P11"/>
      <text:p text:style-name="P11">VOWEL:</text:p>
      <text:p text:style-name="P19">Overall acc: 0.70 (+/- 0.01)</text:p>
      <text:p text:style-name="P12">Overall AUC: 0.95 (+/- 0.00)</text:p>
      <text:p text:style-name="P12">Overall f1: 0.68 (+/- 0.01)</text:p>
      <text:p text:style-name="P12">Overall kappa: 0.64 (+/- 0.01)</text:p>
      <text:p text:style-name="P11"/>
      <text:p text:style-name="P11">WORD:</text:p>
      <text:p text:style-name="P19">Overall acc: 0.47 (+/- 0.01)</text:p>
      <text:p text:style-name="P12">Overall AUC: 0.84 (+/- 0.01)</text:p>
      <text:p text:style-name="P12">Overall f1: 0.45 (+/- 0.01)</text:p>
      <text:p text:style-name="P39">Overall kappa: 0.38 (+/- 0.01)</text:p>
      <text:p text:style-name="P11"/>
      <text:p text:style-name="P10"/>
      <text:p text:style-name="P10">12MFCC</text:p>
      <text:p text:style-name="P10"/>
      <text:p text:style-name="P10"><text:soft-page-break/>VOWEL:</text:p>
      <text:p text:style-name="P18">Overall acc: 0.71 (+/- 0.01)</text:p>
      <text:p text:style-name="P12">Overall AUC: 0.95 (+/- 0.01)</text:p>
      <text:p text:style-name="P12">Overall f1: 0.71 (+/- 0.01)</text:p>
      <text:p text:style-name="P12">Overall kappa: 0.67 (+/- 0.01)</text:p>
      <text:p text:style-name="P10"/>
      <text:p text:style-name="P10">WORD:</text:p>
      <text:p text:style-name="P18">Overall acc: 0.49 (+/- 0.01)</text:p>
      <text:p text:style-name="P12">Overall AUC: 0.85 (+/- 0.00)</text:p>
      <text:p text:style-name="P12">Overall f1: 0.47 (+/- 0.01)</text:p>
      <text:p text:style-name="P39">Overall kappa: 0.40 (+/- 0.01)</text:p>
      <text:p text:style-name="P10"/>
      <text:p text:style-name="P10"/>
      <text:p text:style-name="P10">13MFCC</text:p>
      <text:p text:style-name="P10"/>
      <text:p text:style-name="P10">VOWEL:</text:p>
      <text:p text:style-name="P18">Overall acc: 0.74 (+/- 0.02)</text:p>
      <text:p text:style-name="P12">Overall AUC: 0.96 (+/- 0.00)</text:p>
      <text:p text:style-name="P12">Overall f1: 0.73 (+/- 0.02)</text:p>
      <text:p text:style-name="P12">Overall kappa: 0.69 (+/- 0.02)</text:p>
      <text:p text:style-name="P10"/>
      <text:p text:style-name="P10">WORD:</text:p>
      <text:p text:style-name="P18">Overall acc: 0.51 (+/- 0.01)</text:p>
      <text:p text:style-name="P12">Overall AUC: 0.86 (+/- 0.00)</text:p>
      <text:p text:style-name="P12">Overall f1: 0.49 (+/- 0.01)</text:p>
      <text:p text:style-name="P12">Overall kappa: 0.42 (+/- 0.01)</text:p>
      <text:p text:style-name="P37"/>
      <text:p text:style-name="P9"/>
      <text:p text:style-name="P8">14MFCC</text:p>
      <text:p text:style-name="P8"/>
      <text:p text:style-name="P8">VOWEL:</text:p>
      <text:p text:style-name="P17">Overall acc: 0.75 (+/- 0.02)</text:p>
      <text:p text:style-name="P12">Overall AUC: 0.96 (+/- 0.00)</text:p>
      <text:p text:style-name="P12">Overall f1: 0.74 (+/- 0.02)</text:p>
      <text:p text:style-name="P12">Overall kappa: 0.71 (+/- 0.02)</text:p>
      <text:p text:style-name="P8"/>
      <text:p text:style-name="P8">WORD:</text:p>
      <text:p text:style-name="P17">Overall acc: 0.52 (+/- 0.01)</text:p>
      <text:p text:style-name="P12">Overall AUC: 0.86 (+/- 0.00)</text:p>
      <text:p text:style-name="P12">Overall f1: 0.51 (+/- 0.01)</text:p>
      <text:p text:style-name="P12">Overall kappa: 0.44 (+/- 0.01)</text:p>
      <text:p text:style-name="P8"/>
      <text:p text:style-name="P36"/>
      <text:p text:style-name="P7"/>
      <text:p text:style-name="P7">16<text:span text:style-name="T4">MFCC</text:span></text:p>
      <text:p text:style-name="P10">VOWEL:</text:p>
      <text:p text:style-name="P16">Overall acc: 0.78 (+/- 0.01)</text:p>
      <text:p text:style-name="P14">Overall AUC: 0.97 (+/- 0.00)</text:p>
      <text:p text:style-name="P14">Overall f1: 0.78 (+/- 0.01)</text:p>
      <text:p text:style-name="P14">Overall kappa: 0.74 (+/- 0.01)</text:p>
      <text:p text:style-name="P7"/>
      <text:p text:style-name="P7"/>
      <text:p text:style-name="P7">WORD:</text:p>
      <text:p text:style-name="P46">Overall acc: 0.51 (+/- 0.00)</text:p>
      <text:p text:style-name="P14">Overall AUC: 0.86 (+/- 0.00)</text:p>
      <text:p text:style-name="P14">Overall f1: 0.50 (+/- 0.00)</text:p>
      <text:p text:style-name="P43">Overall kappa: 0.43 (+/- 0.01)</text:p>
      <text:p text:style-name="P15"/>
      <text:p text:style-name="P6"><text:soft-page-break/>18<text:span text:style-name="T4">MFCC</text:span></text:p>
      <text:p text:style-name="P47"/>
      <text:p text:style-name="P48">VOWEL:</text:p>
      <text:p text:style-name="P48"/>
      <text:p text:style-name="P47">Overall acc: 0.80 (+/- 0.00)</text:p>
      <text:p text:style-name="P12">Overall AUC: 0.97 (+/- 0.00)</text:p>
      <text:p text:style-name="P12">Overall f1: 0.80 (+/- 0.00)</text:p>
      <text:p text:style-name="P12">Overall kappa: 0.77 (+/- 0.00)</text:p>
      <text:p text:style-name="P5"/>
      <text:p text:style-name="P5">WORD:</text:p>
      <text:p text:style-name="P45">Overall acc: 0.53 (+/- 0.01)</text:p>
      <text:p text:style-name="P12">Overall AUC: 0.87 (+/- 0.00)</text:p>
      <text:p text:style-name="P12">Overall f1: 0.52 (+/- 0.01)</text:p>
      <text:p text:style-name="P39">Overall kappa: 0.45 (+/- 0.01)</text:p>
      <text:p text:style-name="P13"/>
      <text:p text:style-name="P20">20MFCC</text:p>
      <text:p text:style-name="P13"/>
      <text:p text:style-name="P52">VOWEL:</text:p>
      <text:p text:style-name="P12"/>
      <text:p text:style-name="P12">Overall acc: 0.82 (+/- 0.01)</text:p>
      <text:p text:style-name="P12">Overall AUC: 0.98 (+/- 0.00)</text:p>
      <text:p text:style-name="P12">Overall f1: 0.82 (+/- 0.01)</text:p>
      <text:p text:style-name="P12">Overall kappa: 0.79 (+/- 0.01)</text:p>
      <text:p text:style-name="P12"/>
      <text:p text:style-name="P20">WORD:</text:p>
      <text:p text:style-name="P20"/>
      <text:p text:style-name="P20">Overall acc: 0.54 (+/- 0.01)</text:p>
      <text:p text:style-name="P12">Overall AUC: 0.87 (+/- 0.00)</text:p>
      <text:p text:style-name="P12">Overall f1: 0.52 (+/- 0.01)</text:p>
      <text:p text:style-name="P12">Overall kappa: 0.46 (+/- 0.01)</text:p>
      <text:p text:style-name="P40"/>
      <text:p text:style-name="P20"><text:s/><text:span text:style-name="T3">22 MFCC</text:span></text:p>
      <text:p text:style-name="P20"/>
      <text:p text:style-name="P21">VOWEL:</text:p>
      <text:p text:style-name="P21">Overall acc: 0.83 (+/- 0.01)</text:p>
      <text:p text:style-name="P12">Overall AUC: 0.98 (+/- 0.00)</text:p>
      <text:p text:style-name="P12">Overall f1: 0.82 (+/- 0.01)</text:p>
      <text:p text:style-name="P12">Overall kappa: 0.80 (+/- 0.01)</text:p>
      <text:p text:style-name="P21"/>
      <text:p text:style-name="P21">WORD:</text:p>
      <text:p text:style-name="P21">Overall acc: 0.55 (+/- 0.00)</text:p>
      <text:p text:style-name="P12">Overall AUC: 0.88 (+/- 0.00)</text:p>
      <text:p text:style-name="P12">Overall f1: 0.54 (+/- 0.00)</text:p>
      <text:p text:style-name="P12">Overall kappa: 0.47 (+/- 0.00)</text:p>
      <text:p text:style-name="P41"/>
      <text:p text:style-name="P29">24 MFCC</text:p>
      <text:p text:style-name="P29"/>
      <text:p text:style-name="P29">VOWEL:</text:p>
      <text:p text:style-name="P29">Overall acc: 0.84 (+/- 0.00)</text:p>
      <text:p text:style-name="P30">Overall AUC: 0.98 (+/- 0.00)</text:p>
      <text:p text:style-name="P30">Overall f1: 0.84 (+/- 0.00)</text:p>
      <text:p text:style-name="P30">Overall kappa: 0.81 (+/- 0.01)</text:p>
      <text:p text:style-name="P29"/>
      <text:p text:style-name="P29">WORD:</text:p>
      <text:p text:style-name="P29">Overall acc: 0.56 (+/- 0.01)</text:p>
      <text:p text:style-name="P30">Overall AUC: 0.88 (+/- 0.00)</text:p>
      <text:p text:style-name="P30">Overall f1: 0.55 (+/- 0.01)</text:p>
      <text:p text:style-name="P30">Overall kappa: 0.48 (+/- 0.01)</text:p>
      <text:p text:style-name="P39"><text:soft-page-break/></text:p>
      <text:p text:style-name="P31">25 MFCC</text:p>
      <text:p text:style-name="P31"/>
      <text:p text:style-name="P31">VOWEL:</text:p>
      <text:p text:style-name="P31">Overall acc: 0.83 (+/- 0.01)</text:p>
      <text:p text:style-name="P30">Overall AUC: 0.98 (+/- 0.00)</text:p>
      <text:p text:style-name="P30">Overall f1: 0.83 (+/- 0.01)</text:p>
      <text:p text:style-name="P30">Overall kappa: 0.81 (+/- 0.01)</text:p>
      <text:p text:style-name="P31"/>
      <text:p text:style-name="P31">WORD:</text:p>
      <text:p text:style-name="P31">Overall acc: 0.57 (+/- 0.01)</text:p>
      <text:p text:style-name="P30">Overall AUC: 0.88 (+/- 0.00)</text:p>
      <text:p text:style-name="P30">Overall f1: 0.56 (+/- 0.01)</text:p>
      <text:p text:style-name="P30">Overall kappa: 0.49 (+/- 0.01)</text:p>
      <text:p text:style-name="P22"/>
      <text:p text:style-name="P41"/>
      <text:p text:style-name="P21">26 MFCC</text:p>
      <text:p text:style-name="P21"/>
      <text:p text:style-name="P21">VOWEL:</text:p>
      <text:p text:style-name="P21">Overall acc: 0.83 (+/- 0.01)</text:p>
      <text:p text:style-name="P12">Overall AUC: 0.98 (+/- 0.00)</text:p>
      <text:p text:style-name="P12">Overall f1: 0.82 (+/- 0.01)</text:p>
      <text:p text:style-name="P12">Overall kappa: 0.80 (+/- 0.01)</text:p>
      <text:p text:style-name="P21"/>
      <text:p text:style-name="P22">WORD:</text:p>
      <text:p text:style-name="P22">Overall acc: 0.56 (+/- 0.01)</text:p>
      <text:p text:style-name="P12">Overall AUC: 0.88 (+/- 0.00)</text:p>
      <text:p text:style-name="P12">Overall f1: 0.55 (+/- 0.01)</text:p>
      <text:p text:style-name="P12">Overall kappa: 0.48 (+/- 0.01)</text:p>
      <text:p text:style-name="P42"/>
      <text:p text:style-name="P22">27 MFCC</text:p>
      <text:p text:style-name="P22"/>
      <text:p text:style-name="P22">VOWEL:</text:p>
      <text:p text:style-name="P22">Overall acc: 0.84 (+/- 0.00)</text:p>
      <text:p text:style-name="P12">Overall AUC: 0.98 (+/- 0.00)</text:p>
      <text:p text:style-name="P12">Overall f1: 0.84 (+/- 0.00)</text:p>
      <text:p text:style-name="P12">Overall kappa: 0.81 (+/- 0.00)</text:p>
      <text:p text:style-name="P22"/>
      <text:p text:style-name="P22">WORD:</text:p>
      <text:p text:style-name="P22">Overall acc: 0.57 (+/- 0.01)</text:p>
      <text:p text:style-name="P12">Overall AUC: 0.88 (+/- 0.00)</text:p>
      <text:p text:style-name="P12">Overall f1: 0.56 (+/- 0.01)</text:p>
      <text:p text:style-name="P12">Overall kappa: 0.49 (+/- 0.01)</text:p>
      <text:p text:style-name="P42"/>
      <text:p text:style-name="P22">28 MFCC</text:p>
      <text:p text:style-name="P22"/>
      <text:p text:style-name="P22">VOWEL:</text:p>
      <text:p text:style-name="P22">Overall acc: 0.84 (+/- 0.00)</text:p>
      <text:p text:style-name="P12">Overall AUC: 0.98 (+/- 0.00)</text:p>
      <text:p text:style-name="P12">Overall f1: 0.84 (+/- 0.00)</text:p>
      <text:p text:style-name="P12">Overall kappa: 0.82 (+/- 0.00)</text:p>
      <text:p text:style-name="P22"/>
      <text:p text:style-name="P22">WORD:</text:p>
      <text:p text:style-name="P22">Overall acc: 0.56 (+/- 0.00)</text:p>
      <text:p text:style-name="P12">Overall AUC: 0.88 (+/- 0.00)</text:p>
      <text:p text:style-name="P12">Overall f1: 0.56 (+/- 0.00)</text:p>
      <text:p text:style-name="P12">Overall kappa: 0.49 (+/- 0.00)</text:p>
      <text:p text:style-name="P39"/>
      <text:p text:style-name="P32"><text:soft-page-break/>25 MFCC, <text:span text:style-name="T5">HL2</text:span>, epochs=300</text:p>
      <text:p text:style-name="P22"/>
      <text:p text:style-name="P33">VOWEL:</text:p>
      <text:p text:style-name="P33">Overall acc: 0.96 (+/- 0.00)</text:p>
      <text:p text:style-name="P30">Overall AUC: 1.00 (+/- 0.00)</text:p>
      <text:p text:style-name="P30">Overall f1: 0.96 (+/- 0.00)</text:p>
      <text:p text:style-name="P30">Overall kappa: 0.95 (+/- 0.00)</text:p>
      <text:p text:style-name="P33"/>
      <text:p text:style-name="P33">WORD:</text:p>
      <text:p text:style-name="P33">Overall acc: 0.75 (+/- 0.01)</text:p>
      <text:p text:style-name="P30">Overall AUC: 0.96 (+/- 0.00)</text:p>
      <text:p text:style-name="P30">Overall f1: 0.75 (+/- 0.01)</text:p>
      <text:p text:style-name="P44">Overall kappa: 0.71 (+/- 0.01)</text:p>
      <text:p text:style-name="P23"/>
      <text:p text:style-name="P24">epochs 250</text:p>
      <text:p text:style-name="P24"/>
      <text:p text:style-name="P24">VOWEL:</text:p>
      <text:p text:style-name="P24">Overall acc: 0.95 (+/- 0.01)</text:p>
      <text:p text:style-name="P12">Overall AUC: 1.00 (+/- 0.00)</text:p>
      <text:p text:style-name="P12">Overall f1: 0.95 (+/- 0.01)</text:p>
      <text:p text:style-name="P12">Overall kappa: 0.94 (+/- 0.01)</text:p>
      <text:p text:style-name="P24"/>
      <text:p text:style-name="P25">WORD:</text:p>
      <text:p text:style-name="P25">Overall acc: 0.74 (+/- 0.01)</text:p>
      <text:p text:style-name="P12">Overall AUC: 0.96 (+/- 0.00)</text:p>
      <text:p text:style-name="P12">Overall f1: 0.74 (+/- 0.01)</text:p>
      <text:p text:style-name="P39">Overall kappa: 0.70 (+/- 0.02)</text:p>
      <text:p text:style-name="P12"/>
      <text:p text:style-name="P25">epochs 350</text:p>
      <text:p text:style-name="P25"/>
      <text:p text:style-name="P25">VOWEL:</text:p>
      <text:p text:style-name="P25">Overall acc: 0.96 (+/- 0.00)</text:p>
      <text:p text:style-name="P12">Overall AUC: 1.00 (+/- 0.00)</text:p>
      <text:p text:style-name="P12">Overall f1: 0.95 (+/- 0.00)</text:p>
      <text:p text:style-name="P12">Overall kappa: 0.95 (+/- 0.00)</text:p>
      <text:p text:style-name="P25"/>
      <text:p text:style-name="P25">WORD:</text:p>
      <text:p text:style-name="P25">Overall acc: 0.76 (+/- 0.01)</text:p>
      <text:p text:style-name="P12">Overall AUC: 0.96 (+/- 0.00)</text:p>
      <text:p text:style-name="P12">Overall f1: 0.76 (+/- 0.01)</text:p>
      <text:p text:style-name="P39">Overall kappa: 0.71 (+/- 0.01)</text:p>
      <text:p text:style-name="P25"/>
      <text:p text:style-name="P34">EPOCHS-300</text:p>
      <text:p text:style-name="P28">128-64-32-16</text:p>
      <text:p text:style-name="P26"/>
      <text:p text:style-name="P26">VOWEL:</text:p>
      <text:p text:style-name="P26">Overall acc: 0.99 (+/- 0.00)</text:p>
      <text:p text:style-name="P12">Overall AUC: 1.00 (+/- 0.00)</text:p>
      <text:p text:style-name="P12">Overall f1: 0.99 (+/- 0.00)</text:p>
      <text:p text:style-name="P12">Overall kappa: 0.98 (+/- 0.00)</text:p>
      <text:p text:style-name="P26"/>
      <text:p text:style-name="P26">WORD:</text:p>
      <text:p text:style-name="P26">Overall acc: 0.89 (+/- 0.01)</text:p>
      <text:p text:style-name="P12">Overall AUC: 0.98 (+/- 0.00)</text:p>
      <text:p text:style-name="P12">Overall f1: 0.89 (+/- 0.01)</text:p>
      <text:p text:style-name="P12">Overall kappa: 0.87 (+/- 0.01)</text:p>
      <text:p text:style-name="P39"/>
      <text:p text:style-name="P12"/>
      <text:p text:style-name="P27"><text:soft-page-break/>128-128-64-32-16</text:p>
      <text:p text:style-name="P27"/>
      <text:p text:style-name="P35">VOWEL:</text:p>
      <text:p text:style-name="P35">Overall acc: 0.99 (+/- 0.00)</text:p>
      <text:p text:style-name="P30">Overall AUC: 1.00 (+/- 0.00)</text:p>
      <text:p text:style-name="P30">Overall f1: 0.99 (+/- 0.00)</text:p>
      <text:p text:style-name="P30">Overall kappa: 0.98 (+/- 0.00)</text:p>
      <text:p text:style-name="P35"/>
      <text:p text:style-name="P35">WORD:</text:p>
      <text:p text:style-name="P35">Overall acc: 0.91 (+/- 0.01)</text:p>
      <text:p text:style-name="P30">Overall AUC: 0.98 (+/- 0.00)</text:p>
      <text:p text:style-name="P30">Overall f1: 0.91 (+/- 0.01)</text:p>
      <text:p text:style-name="P44">Overall kappa: 0.90 (+/- 0.01)</text:p>
      <text:p text:style-name="P27"/>
      <text:p text:style-name="P26"/>
      <text:p text:style-name="P25"/>
      <text:p text:style-name="P49">May 22<text:span text:style-name="T2">nd</text:span> </text:p>
      <text:p text:style-name="P50">13 MFCC, HL3</text:p>
      <text:p text:style-name="P50"/>
      <text:p text:style-name="P50">Vowel:</text:p>
      <text:p text:style-name="P54">Overall acc: 0.79 (+/- 0.01)</text:p>
      <text:p text:style-name="P12">Overall AUC: 0.97 (+/- 0.00)</text:p>
      <text:p text:style-name="P12">Overall f1: 0.79 (+/- 0.01)</text:p>
      <text:p text:style-name="P12">Overall kappa: 0.76 (+/- 0.01)</text:p>
      <text:p text:style-name="P50"/>
      <text:p text:style-name="P50">Word:</text:p>
      <text:p text:style-name="P54">Overall acc: 0.55 (+/- 0.01)</text:p>
      <text:p text:style-name="P12">Overall AUC: 0.89 (+/- 0.00)</text:p>
      <text:p text:style-name="P12">Overall f1: 0.55 (+/- 0.01)</text:p>
      <text:p text:style-name="P12">Overall kappa: 0.48 (+/- 0.01)</text:p>
      <text:p text:style-name="P50"/>
      <text:p text:style-name="P54">Trainable params: 3,623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6:46:09.311188564</meta:creation-date>
    <dc:date>2021-05-22T21:49:51.891329876</dc:date>
    <meta:editing-duration>PT1H24M4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1" meta:paragraph-count="484" meta:word-count="1463" meta:character-count="9362" meta:non-whitespace-character-count="8300"/>
  </office:meta>
</office:document-meta>
</file>